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  <table:table-cell office:value-type="string" calcext:value-type="string">
            <text:p>vid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inteligencia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/>
          <table:table-cell table:formula="of:=LARGE([.O4:.O246];1)" office:value-type="float" office:value="15" calcext:value-type="float">
            <text:p>15</text:p>
          </table:table-cell>
          <table:table-cell table:formula="of:=LARGE([.P4:.P246];1)" office:value-type="float" office:value="74" calcext:value-type="float">
            <text:p>74</text:p>
          </table:table-cell>
          <table:table-cell table:formula="of:=LARGE([.Q4:.Q246];1)" office:value-type="float" office:value="38" calcext:value-type="float">
            <text:p>38</text:p>
          </table:table-cell>
          <table:table-cell table:formula="of:=LARGE([.R4:.R246];1)" office:value-type="float" office:value="5" calcext:value-type="float">
            <text:p>5</text:p>
          </table:table-cell>
          <table:table-cell/>
          <table:table-cell table:formula="of:=SUM([.O2:.R2])"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  <table:table-cell table:formula="of:=[.G4]/[.O2]" office:value-type="float" office:value="0.866666666666667" calcext:value-type="float">
            <text:p>0,8666666667</text:p>
          </table:table-cell>
          <table:table-cell table:formula="of:=[.H4]/[.P2]" office:value-type="float" office:value="0.337837837837838" calcext:value-type="float">
            <text:p>0,3378378378</text:p>
          </table:table-cell>
          <table:table-cell table:formula="of:=[.I4]/[.Q2]" office:value-type="float" office:value="0.131578947368421" calcext:value-type="float">
            <text:p>0,1315789474</text:p>
          </table:table-cell>
          <table:table-cell table:formula="of:=[.J4]/[.R2]" office:value-type="float" office:value="0.6" calcext:value-type="float">
            <text:p>0,6</text:p>
          </table:table-cell>
          <table:table-cell/>
          <table:table-cell table:formula="of:=SUM([.G3:.J3])" office:value-type="float" office:value="1.93608345187293" calcext:value-type="float">
            <text:p>1,93608345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G4:.J4])" office:value-type="float" office:value="46" calcext:value-type="float">
            <text:p>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c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-45.7592723172659" calcext:value-type="float">
            <text:p>-45,759</text:p>
          </table:table-cell>
          <table:table-cell table:formula="of:=([.$F7]*[.G4])/100" office:value-type="float" office:value="-5.94870540124457" calcext:value-type="float">
            <text:p>-5,9487054012</text:p>
          </table:table-cell>
          <table:table-cell table:formula="of:=([.$F7]*[.H4])/100" office:value-type="float" office:value="-11.4398180793165" calcext:value-type="float">
            <text:p>-11,4398180793</text:p>
          </table:table-cell>
          <table:table-cell table:formula="of:=([.$F7]*[.I4])/100" office:value-type="float" office:value="-2.28796361586329" calcext:value-type="float">
            <text:p>-2,2879636159</text:p>
          </table:table-cell>
          <table:table-cell table:formula="of:=([.$F7]*[.J4])/100" office:value-type="float" office:value="-1.37277816951798" calcext:value-type="float">
            <text:p>-1,372778169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1.2531461724795" calcext:value-type="float">
            <text:p>31,253</text:p>
          </table:table-cell>
          <table:table-cell table:formula="of:=([.$F8]*[.G4])/100" office:value-type="float" office:value="4.06290900242233" calcext:value-type="float">
            <text:p>4,0629090024</text:p>
          </table:table-cell>
          <table:table-cell table:formula="of:=([.$F8]*[.H4])/100" office:value-type="float" office:value="7.81328654311988" calcext:value-type="float">
            <text:p>7,8132865431</text:p>
          </table:table-cell>
          <table:table-cell table:formula="of:=([.$F8]*[.I4])/100" office:value-type="float" office:value="1.56265730862398" calcext:value-type="float">
            <text:p>1,5626573086</text:p>
          </table:table-cell>
          <table:table-cell table:formula="of:=([.$F8]*[.J4])/100" office:value-type="float" office:value="0.937594385174385" calcext:value-type="float">
            <text:p>0,93759438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rk shi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.83488367662238" calcext:value-type="float">
            <text:p>7,835</text:p>
          </table:table-cell>
          <table:table-cell table:formula="of:=([.$F9]*[.G4])/100" office:value-type="float" office:value="1.01853487796091" calcext:value-type="float">
            <text:p>1,018534878</text:p>
          </table:table-cell>
          <table:table-cell table:formula="of:=([.$F9]*[.H4])/100" office:value-type="float" office:value="1.9587209191556" calcext:value-type="float">
            <text:p>1,9587209192</text:p>
          </table:table-cell>
          <table:table-cell table:formula="of:=([.$F9]*[.I4])/100" office:value-type="float" office:value="0.391744183831119" calcext:value-type="float">
            <text:p>0,3917441838</text:p>
          </table:table-cell>
          <table:table-cell table:formula="of:=([.$F9]*[.J4])/100" office:value-type="float" office:value="0.235046510298671" calcext:value-type="float">
            <text:p>0,235046510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ll Terr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style-name="ce1" office:value-type="float" office:value="-26.9683201177072" calcext:value-type="float">
            <text:p>-26,968</text:p>
          </table:table-cell>
          <table:table-cell table:formula="of:=([.$F10]*[.G4])/100" office:value-type="float" office:value="-3.50588161530194" calcext:value-type="float">
            <text:p>-3,5058816153</text:p>
          </table:table-cell>
          <table:table-cell table:formula="of:=([.$F10]*[.H4])/100" office:value-type="float" office:value="-6.7420800294268" calcext:value-type="float">
            <text:p>-6,7420800294</text:p>
          </table:table-cell>
          <table:table-cell table:formula="of:=([.$F10]*[.I4])/100" office:value-type="float" office:value="-1.34841600588536" calcext:value-type="float">
            <text:p>-1,3484160059</text:p>
          </table:table-cell>
          <table:table-cell table:formula="of:=([.$F10]*[.J4])/100" office:value-type="float" office:value="-0.809049603531216" calcext:value-type="float">
            <text:p>-0,809049603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w Ch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5.385640971955" calcext:value-type="float">
            <text:p>25,386</text:p>
          </table:table-cell>
          <table:table-cell table:formula="of:=([.$F11]*[.G4])/100" office:value-type="float" office:value="3.30013332635415" calcext:value-type="float">
            <text:p>3,3001333264</text:p>
          </table:table-cell>
          <table:table-cell table:formula="of:=([.$F11]*[.H4])/100" office:value-type="float" office:value="6.34641024298875" calcext:value-type="float">
            <text:p>6,346410243</text:p>
          </table:table-cell>
          <table:table-cell table:formula="of:=([.$F11]*[.I4])/100" office:value-type="float" office:value="1.26928204859775" calcext:value-type="float">
            <text:p>1,2692820486</text:p>
          </table:table-cell>
          <table:table-cell table:formula="of:=([.$F11]*[.J4])/100" office:value-type="float" office:value="0.76156922915865" calcext:value-type="float">
            <text:p>0,761569229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yhoun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style-name="ce1" office:value-type="float" office:value="-39.1180299008225" calcext:value-type="float">
            <text:p>-39,118</text:p>
          </table:table-cell>
          <table:table-cell table:formula="of:=([.$F12]*[.G4])/100" office:value-type="float" office:value="-5.08534388710693" calcext:value-type="float">
            <text:p>-5,0853438871</text:p>
          </table:table-cell>
          <table:table-cell table:formula="of:=([.$F12]*[.H4])/100" office:value-type="float" office:value="-9.77950747520563" calcext:value-type="float">
            <text:p>-9,7795074752</text:p>
          </table:table-cell>
          <table:table-cell table:formula="of:=([.$F12]*[.I4])/100" office:value-type="float" office:value="-1.95590149504113" calcext:value-type="float">
            <text:p>-1,955901495</text:p>
          </table:table-cell>
          <table:table-cell table:formula="of:=([.$F12]*[.J4])/100" office:value-type="float" office:value="-1.17354089702468" calcext:value-type="float">
            <text:p>-1,17354089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lmat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8.8364419141826" calcext:value-type="float">
            <text:p>-18,836</text:p>
          </table:table-cell>
          <table:table-cell table:formula="of:=([.$F13]*[.G4])/100" office:value-type="float" office:value="-2.44873744884374" calcext:value-type="float">
            <text:p>-2,4487374488</text:p>
          </table:table-cell>
          <table:table-cell table:formula="of:=([.$F13]*[.H4])/100" office:value-type="float" office:value="-4.70911047854565" calcext:value-type="float">
            <text:p>-4,7091104785</text:p>
          </table:table-cell>
          <table:table-cell table:formula="of:=([.$F13]*[.I4])/100" office:value-type="float" office:value="-0.94182209570913" calcext:value-type="float">
            <text:p>-0,9418220957</text:p>
          </table:table-cell>
          <table:table-cell table:formula="of:=([.$F13]*[.J4])/100" office:value-type="float" office:value="-0.565093257425478" calcext:value-type="float">
            <text:p>-0,565093257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brad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-41.3599555704341" calcext:value-type="float">
            <text:p>-41,360</text:p>
          </table:table-cell>
          <table:table-cell table:formula="of:=([.$F14]*[.G4])/100" office:value-type="float" office:value="-5.37679422415643" calcext:value-type="float">
            <text:p>-5,3767942242</text:p>
          </table:table-cell>
          <table:table-cell table:formula="of:=([.$F14]*[.H4])/100" office:value-type="float" office:value="-10.3399888926085" calcext:value-type="float">
            <text:p>-10,3399888926</text:p>
          </table:table-cell>
          <table:table-cell table:formula="of:=([.$F14]*[.I4])/100" office:value-type="float" office:value="-2.0679977785217" calcext:value-type="float">
            <text:p>-2,0679977785</text:p>
          </table:table-cell>
          <table:table-cell table:formula="of:=([.$F14]*[.J4])/100" office:value-type="float" office:value="-1.24079866711302" calcext:value-type="float">
            <text:p>-1,240798667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tor Alemã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style-name="ce1" office:value-type="float" office:value="-73.3213311279353" calcext:value-type="float">
            <text:p>-73,321</text:p>
          </table:table-cell>
          <table:table-cell table:formula="of:=([.$F15]*[.G4])/100" office:value-type="float" office:value="-9.53177304663159" calcext:value-type="float">
            <text:p>-9,5317730466</text:p>
          </table:table-cell>
          <table:table-cell table:formula="of:=([.$F15]*[.H4])/100" office:value-type="float" office:value="-18.3303327819838" calcext:value-type="float">
            <text:p>-18,330332782</text:p>
          </table:table-cell>
          <table:table-cell table:formula="of:=([.$F15]*[.I4])/100" office:value-type="float" office:value="-3.66606655639676" calcext:value-type="float">
            <text:p>-3,6660665564</text:p>
          </table:table-cell>
          <table:table-cell table:formula="of:=([.$F15]*[.J4])/100" office:value-type="float" office:value="-2.19963993383806" calcext:value-type="float">
            <text:p>-2,19963993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$G7]*[.G3]" office:value-type="float" office:value="-5.15554468107863" calcext:value-type="float">
            <text:p>-5,1555446811</text:p>
          </table:table-cell>
          <table:table-cell table:formula="of:=[.H7]*[.H3]" office:value-type="float" office:value="-3.86480340517448" calcext:value-type="float">
            <text:p>-3,8648034052</text:p>
          </table:table-cell>
          <table:table-cell table:formula="of:=[.I7]*[.I3]" office:value-type="float" office:value="-0.301047844192539" calcext:value-type="float">
            <text:p>-0,3010478442</text:p>
          </table:table-cell>
          <table:table-cell table:formula="of:=[.J7]*[.J3]" office:value-type="float" office:value="-0.823666901710786" calcext:value-type="float">
            <text:p>-0,8236669017</text:p>
          </table:table-cell>
          <table:table-cell/>
          <table:table-cell table:formula="of:=ABS(SUM([.G20:.J20]))" office:value-type="float" office:value="10.1450628321564" calcext:value-type="float">
            <text:p>10,1450628322</text:p>
          </table:table-cell>
          <table:table-cell table:formula="of:=ABS([.E7])" office:value-type="float" office:value="5" calcext:value-type="float">
            <text:p>5</text:p>
          </table:table-cell>
          <table:table-cell table:formula="of:=[.M20]/[.L20]" office:value-type="float" office:value="0.492850570047894" calcext:value-type="float">
            <text:p>0,4928505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8]*[.G3]" office:value-type="float" office:value="3.52118780209936" calcext:value-type="float">
            <text:p>3,5211878021</text:p>
          </table:table-cell>
          <table:table-cell table:formula="of:=[.H8]*[.H3]" office:value-type="float" office:value="2.63962383213509" calcext:value-type="float">
            <text:p>2,6396238321</text:p>
          </table:table-cell>
          <table:table-cell table:formula="of:=[.I8]*[.I3]" office:value-type="float" office:value="0.205612803766312" calcext:value-type="float">
            <text:p>0,2056128038</text:p>
          </table:table-cell>
          <table:table-cell table:formula="of:=[.J8]*[.J3]" office:value-type="float" office:value="0.562556631104631" calcext:value-type="float">
            <text:p>0,5625566311</text:p>
          </table:table-cell>
          <table:table-cell/>
          <table:table-cell table:formula="of:=ABS(SUM([.G21:.J21]))" office:value-type="float" office:value="6.92898106910539" calcext:value-type="float">
            <text:p>6,9289810691</text:p>
          </table:table-cell>
          <table:table-cell table:formula="of:=ABS([.E8])" office:value-type="float" office:value="7" calcext:value-type="float">
            <text:p>7</text:p>
          </table:table-cell>
          <table:table-cell table:formula="of:=[.M21]/[.L21]" office:value-type="float" office:value="1.01024954898654" calcext:value-type="float">
            <text:p>1,01024954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9]*[.G3]" office:value-type="float" office:value="0.882730227566121" calcext:value-type="float">
            <text:p>0,8827302276</text:p>
          </table:table-cell>
          <table:table-cell table:formula="of:=[.H9]*[.H3]" office:value-type="float" office:value="0.661730040255269" calcext:value-type="float">
            <text:p>0,6617300403</text:p>
          </table:table-cell>
          <table:table-cell table:formula="of:=[.I9]*[.I3]" office:value-type="float" office:value="0.0515452873461999" calcext:value-type="float">
            <text:p>0,0515452873</text:p>
          </table:table-cell>
          <table:table-cell table:formula="of:=[.J9]*[.J3]" office:value-type="float" office:value="0.141027906179203" calcext:value-type="float">
            <text:p>0,1410279062</text:p>
          </table:table-cell>
          <table:table-cell/>
          <table:table-cell table:formula="of:=ABS(SUM([.G22:.J22]))" office:value-type="float" office:value="1.73703346134679" calcext:value-type="float">
            <text:p>1,7370334613</text:p>
          </table:table-cell>
          <table:table-cell table:formula="of:=ABS([.E9])" office:value-type="float" office:value="1" calcext:value-type="float">
            <text:p>1</text:p>
          </table:table-cell>
          <table:table-cell table:formula="of:=[.M22]/[.L22]" office:value-type="float" office:value="0.575694148818906" calcext:value-type="float">
            <text:p>0,575694148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0]*[.G3]" office:value-type="float" office:value="-3.03843073326168" calcext:value-type="float">
            <text:p>-3,0384307333</text:p>
          </table:table-cell>
          <table:table-cell table:formula="of:=[.H10]*[.H3]" office:value-type="float" office:value="-2.27772973967122" calcext:value-type="float">
            <text:p>-2,2777297397</text:p>
          </table:table-cell>
          <table:table-cell table:formula="of:=[.I10]*[.I3]" office:value-type="float" office:value="-0.177423158669126" calcext:value-type="float">
            <text:p>-0,1774231587</text:p>
          </table:table-cell>
          <table:table-cell table:formula="of:=[.J10]*[.J3]" office:value-type="float" office:value="-0.48542976211873" calcext:value-type="float">
            <text:p>-0,4854297621</text:p>
          </table:table-cell>
          <table:table-cell/>
          <table:table-cell table:formula="of:=ABS(SUM([.G23:.J23]))" office:value-type="float" office:value="5.97901339372075" calcext:value-type="float">
            <text:p>5,9790133937</text:p>
          </table:table-cell>
          <table:table-cell table:formula="of:=ABS([.E10])" office:value-type="float" office:value="8" calcext:value-type="float">
            <text:p>8</text:p>
          </table:table-cell>
          <table:table-cell table:formula="of:=[.M23]/[.L23]" office:value-type="float" office:value="1.33801339338054" calcext:value-type="float">
            <text:p>1,338013393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1]*[.G3]" office:value-type="float" office:value="2.86011554950693" calcext:value-type="float">
            <text:p>2,8601155495</text:p>
          </table:table-cell>
          <table:table-cell table:formula="of:=[.H11]*[.H3]" office:value-type="float" office:value="2.14405751452323" calcext:value-type="float">
            <text:p>2,1440575145</text:p>
          </table:table-cell>
          <table:table-cell table:formula="of:=[.I11]*[.I3]" office:value-type="float" office:value="0.167010795868125" calcext:value-type="float">
            <text:p>0,1670107959</text:p>
          </table:table-cell>
          <table:table-cell table:formula="of:=[.J11]*[.J3]" office:value-type="float" office:value="0.45694153749519" calcext:value-type="float">
            <text:p>0,4569415375</text:p>
          </table:table-cell>
          <table:table-cell/>
          <table:table-cell table:formula="of:=ABS(SUM([.G24:.J24]))" office:value-type="float" office:value="5.62812539739347" calcext:value-type="float">
            <text:p>5,6281253974</text:p>
          </table:table-cell>
          <table:table-cell table:formula="of:=ABS([.E11])" office:value-type="float" office:value="3" calcext:value-type="float">
            <text:p>3</text:p>
          </table:table-cell>
          <table:table-cell table:formula="of:=[.M24]/[.L24]" office:value-type="float" office:value="0.533037163917737" calcext:value-type="float">
            <text:p>0,533037163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2]*[.G3]" office:value-type="float" office:value="-4.40729803549267" calcext:value-type="float">
            <text:p>-4,4072980355</text:p>
          </table:table-cell>
          <table:table-cell table:formula="of:=[.H12]*[.H3]" office:value-type="float" office:value="-3.30388766054244" calcext:value-type="float">
            <text:p>-3,3038876605</text:p>
          </table:table-cell>
          <table:table-cell table:formula="of:=[.I12]*[.I3]" office:value-type="float" office:value="-0.257355459873832" calcext:value-type="float">
            <text:p>-0,2573554599</text:p>
          </table:table-cell>
          <table:table-cell table:formula="of:=[.J12]*[.J3]" office:value-type="float" office:value="-0.704124538214805" calcext:value-type="float">
            <text:p>-0,7041245382</text:p>
          </table:table-cell>
          <table:table-cell/>
          <table:table-cell table:formula="of:=ABS(SUM([.G25:.J25]))" office:value-type="float" office:value="8.67266569412375" calcext:value-type="float">
            <text:p>8,6726656941</text:p>
          </table:table-cell>
          <table:table-cell table:formula="of:=ABS([.E12])" office:value-type="float" office:value="3" calcext:value-type="float">
            <text:p>3</text:p>
          </table:table-cell>
          <table:table-cell table:formula="of:=[.M25]/[.L25]" office:value-type="float" office:value="0.345914405767154" calcext:value-type="float">
            <text:p>0,345914405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3]*[.G3]" office:value-type="float" office:value="-2.12223912233124" calcext:value-type="float">
            <text:p>-2,1222391223</text:p>
          </table:table-cell>
          <table:table-cell table:formula="of:=[.H13]*[.H3]" office:value-type="float" office:value="-1.59091570221137" calcext:value-type="float">
            <text:p>-1,5909157022</text:p>
          </table:table-cell>
          <table:table-cell table:formula="of:=[.I13]*[.I3]" office:value-type="float" office:value="-0.123923959961728" calcext:value-type="float">
            <text:p>-0,12392396</text:p>
          </table:table-cell>
          <table:table-cell table:formula="of:=[.J13]*[.J3]" office:value-type="float" office:value="-0.339055954455287" calcext:value-type="float">
            <text:p>-0,3390559545</text:p>
          </table:table-cell>
          <table:table-cell/>
          <table:table-cell table:formula="of:=ABS(SUM([.G26:.J26]))" office:value-type="float" office:value="4.17613473895962" calcext:value-type="float">
            <text:p>4,176134739</text:p>
          </table:table-cell>
          <table:table-cell table:formula="of:=ABS([.E13])" office:value-type="float" office:value="1" calcext:value-type="float">
            <text:p>1</text:p>
          </table:table-cell>
          <table:table-cell table:formula="of:=[.M26]/[.L26]" office:value-type="float" office:value="0.239455875470418" calcext:value-type="float">
            <text:p>0,239455875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4]*[.G3]" office:value-type="float" office:value="-4.65988832760224" calcext:value-type="float">
            <text:p>-4,6598883276</text:p>
          </table:table-cell>
          <table:table-cell table:formula="of:=[.H14]*[.H3]" office:value-type="float" office:value="-3.49323949074612" calcext:value-type="float">
            <text:p>-3,4932394907</text:p>
          </table:table-cell>
          <table:table-cell table:formula="of:=[.I14]*[.I3]" office:value-type="float" office:value="-0.272104970858119" calcext:value-type="float">
            <text:p>-0,2721049709</text:p>
          </table:table-cell>
          <table:table-cell table:formula="of:=[.J14]*[.J3]" office:value-type="float" office:value="-0.744479200267814" calcext:value-type="float">
            <text:p>-0,7444792003</text:p>
          </table:table-cell>
          <table:table-cell/>
          <table:table-cell table:formula="of:=ABS(SUM([.G27:.J27]))" office:value-type="float" office:value="9.1697119894743" calcext:value-type="float">
            <text:p>9,1697119895</text:p>
          </table:table-cell>
          <table:table-cell table:formula="of:=ABS([.E14])" office:value-type="float" office:value="6" calcext:value-type="float">
            <text:p>6</text:p>
          </table:table-cell>
          <table:table-cell table:formula="of:=[.M27]/[.L27]" office:value-type="float" office:value="0.654328075613199" calcext:value-type="float">
            <text:p>0,654328075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[.G15]*[.G3]" office:value-type="float" office:value="-8.26086997374738" calcext:value-type="float">
            <text:p>-8,2608699737</text:p>
          </table:table-cell>
          <table:table-cell table:formula="of:=[.H15]*[.H3]" office:value-type="float" office:value="-6.19267999391345" calcext:value-type="float">
            <text:p>-6,1926799939</text:p>
          </table:table-cell>
          <table:table-cell table:formula="of:=[.I15]*[.I3]" office:value-type="float" office:value="-0.482377178473258" calcext:value-type="float">
            <text:p>-0,4823771785</text:p>
          </table:table-cell>
          <table:table-cell table:formula="of:=[.J15]*[.J3]" office:value-type="float" office:value="-1.31978396030284" calcext:value-type="float">
            <text:p>-1,3197839603</text:p>
          </table:table-cell>
          <table:table-cell/>
          <table:table-cell table:formula="of:=ABS(SUM([.G28:.J28]))" office:value-type="float" office:value="16.2557111064369" calcext:value-type="float">
            <text:p>16,2557111064</text:p>
          </table:table-cell>
          <table:table-cell table:formula="of:=ABS([.E15])" office:value-type="float" office:value="9" calcext:value-type="float">
            <text:p>9</text:p>
          </table:table-cell>
          <table:table-cell table:formula="of:=[.M28]/[.L28]" office:value-type="float" office:value="0.55365157150438" calcext:value-type="float">
            <text:p>0,55365157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395448761261607" calcext:value-type="float">
            <text:p>0,3954487613</text:p>
          </table:table-cell>
          <table:table-cell office:value-type="float" office:value="0.154151024400315" calcext:value-type="float">
            <text:p>0,1541510244</text:p>
          </table:table-cell>
          <table:table-cell office:value-type="float" office:value="0.0600377673980172" calcext:value-type="float">
            <text:p>0,0600377674</text:p>
          </table:table-cell>
          <table:table-cell office:value-type="float" office:value="0.273772219334959" calcext:value-type="float">
            <text:p>0,2737722193</text:p>
          </table:table-cell>
          <table:table-cell office:value-type="float" office:value="0.883409772394897" calcext:value-type="float">
            <text:p>0,883409772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26956063235583" calcext:value-type="float">
            <text:p>0,2695606324</text:p>
          </table:table-cell>
          <table:table-cell office:value-type="float" office:value="0.105078209078416" calcext:value-type="float">
            <text:p>0,1050782091</text:p>
          </table:table-cell>
          <table:table-cell office:value-type="float" office:value="0.0409251972200147" calcext:value-type="float">
            <text:p>0,0409251972</text:p>
          </table:table-cell>
          <table:table-cell office:value-type="float" office:value="0.186618899323267" calcext:value-type="float">
            <text:p>0,1866188993</text:p>
          </table:table-cell>
          <table:table-cell office:value-type="float" office:value="0.602182937977529" calcext:value-type="float">
            <text:p>0,60218293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605093733797813" calcext:value-type="float">
            <text:p>0,0605093734</text:p>
          </table:table-cell>
          <table:table-cell office:value-type="float" office:value="0.0235873336979397" calcext:value-type="float">
            <text:p>0,0235873337</text:p>
          </table:table-cell>
          <table:table-cell office:value-type="float" office:value="0.00918664575603967" calcext:value-type="float">
            <text:p>0,0091866458</text:p>
          </table:table-cell>
          <table:table-cell office:value-type="float" office:value="0.0418911046475409" calcext:value-type="float">
            <text:p>0,0418911046</text:p>
          </table:table-cell>
          <table:table-cell office:value-type="float" office:value="0.135174457481302" calcext:value-type="float">
            <text:p>0,135174457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221936580080459" calcext:value-type="float">
            <text:p>0,2219365801</text:p>
          </table:table-cell>
          <table:table-cell office:value-type="float" office:value="0.0865137396363534" calcext:value-type="float">
            <text:p>0,0865137396</text:p>
          </table:table-cell>
          <table:table-cell office:value-type="float" office:value="0.0336948249110008" calcext:value-type="float">
            <text:p>0,0336948249</text:p>
          </table:table-cell>
          <table:table-cell office:value-type="float" office:value="0.153648401594164" calcext:value-type="float">
            <text:p>0,1536484016</text:p>
          </table:table-cell>
          <table:table-cell office:value-type="float" office:value="0.495793546221976" calcext:value-type="float">
            <text:p>0,495793546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224175497129977" calcext:value-type="float">
            <text:p>0,2241754971</text:p>
          </table:table-cell>
          <table:table-cell office:value-type="float" office:value="0.0873864983614774" calcext:value-type="float">
            <text:p>0,0873864984</text:p>
          </table:table-cell>
          <table:table-cell office:value-type="float" office:value="0.0340347414671017" calcext:value-type="float">
            <text:p>0,0340347415</text:p>
          </table:table-cell>
          <table:table-cell office:value-type="float" office:value="0.155198421089984" calcext:value-type="float">
            <text:p>0,1551984211</text:p>
          </table:table-cell>
          <table:table-cell office:value-type="float" office:value="0.500795158048539" calcext:value-type="float">
            <text:p>0,50079515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329272893944883" calcext:value-type="float">
            <text:p>0,3292728939</text:p>
          </table:table-cell>
          <table:table-cell office:value-type="float" office:value="0.128354818325708" calcext:value-type="float">
            <text:p>0,1283548183</text:p>
          </table:table-cell>
          <table:table-cell office:value-type="float" office:value="0.0499908239794863" calcext:value-type="float">
            <text:p>0,049990824</text:p>
          </table:table-cell>
          <table:table-cell office:value-type="float" office:value="0.227958157346458" calcext:value-type="float">
            <text:p>0,2279581573</text:p>
          </table:table-cell>
          <table:table-cell office:value-type="float" office:value="0.735576693596535" calcext:value-type="float">
            <text:p>0,735576693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159946937715731" calcext:value-type="float">
            <text:p>0,1599469377</text:p>
          </table:table-cell>
          <table:table-cell office:value-type="float" office:value="0.0623493780076916" calcext:value-type="float">
            <text:p>0,062349378</text:p>
          </table:table-cell>
          <table:table-cell office:value-type="float" office:value="0.0242834419608904" calcext:value-type="float">
            <text:p>0,024283442</text:p>
          </table:table-cell>
          <table:table-cell office:value-type="float" office:value="0.11073249534166" calcext:value-type="float">
            <text:p>0,1107324953</text:p>
          </table:table-cell>
          <table:table-cell office:value-type="float" office:value="0.357312253025974" calcext:value-type="float">
            <text:p>0,35731225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352944873623986" calcext:value-type="float">
            <text:p>0,3529448736</text:p>
          </table:table-cell>
          <table:table-cell office:value-type="float" office:value="0.137582461132011" calcext:value-type="float">
            <text:p>0,1375824611</text:p>
          </table:table-cell>
          <table:table-cell office:value-type="float" office:value="0.0535847480198359" calcext:value-type="float">
            <text:p>0,053584748</text:p>
          </table:table-cell>
          <table:table-cell office:value-type="float" office:value="0.244346450970452" calcext:value-type="float">
            <text:p>0,244346451</text:p>
          </table:table-cell>
          <table:table-cell office:value-type="float" office:value="0.788458533746285" calcext:value-type="float">
            <text:p>0,788458533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632053416392168" calcext:value-type="float">
            <text:p>0,6320534164</text:p>
          </table:table-cell>
          <table:table-cell office:value-type="float" office:value="0.246382568759941" calcext:value-type="float">
            <text:p>0,2463825688</text:p>
          </table:table-cell>
          <table:table-cell office:value-type="float" office:value="0.0959595267801874" calcext:value-type="float">
            <text:p>0,0959595268</text:p>
          </table:table-cell>
          <table:table-cell office:value-type="float" office:value="0.437575442117654" calcext:value-type="float">
            <text:p>0,4375754421</text:p>
          </table:table-cell>
          <table:table-cell office:value-type="float" office:value="1.41197095404995" calcext:value-type="float">
            <text:p>1,41197095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Planilha2" table:style-name="ta1">
        <table:table-column table:style-name="co1" table:number-columns-repeated="29" table:default-cell-style-name="Default"/>
        <table:table-row table:style-name="ro1">
          <table:table-cell office:value-type="float" office:value="37.2399212355385" calcext:value-type="float">
            <text:p>37,2399212355</text:p>
          </table:table-cell>
          <table:table-cell office:value-type="float" office:value="16.3553708129054" calcext:value-type="float">
            <text:p>16,3553708129</text:p>
          </table:table-cell>
          <table:table-cell office:value-type="float" office:value="4.89998963625506" calcext:value-type="float">
            <text:p>4,8999896363</text:p>
          </table:table-cell>
          <table:table-cell office:value-type="float" office:value="46.5499015444231" calcext:value-type="float">
            <text:p>46,5499015444</text:p>
          </table:table-cell>
          <table:table-cell office:value-type="float" office:value="105.045183229122" calcext:value-type="float">
            <text:p>105,0451832291</text:p>
          </table:table-cell>
          <table:table-cell office:value-type="float" office:value="4" calcext:value-type="float">
            <text:p>4</text:p>
          </table:table-cell>
          <table:table-cell office:value-type="float" office:value="46.5499015444231" calcext:value-type="float">
            <text:p>46,5499015444</text:p>
          </table:table-cell>
          <table:table-cell/>
          <table:table-cell office:value-type="float" office:value="105.045183229122" calcext:value-type="float">
            <text:p>105,0451832291</text:p>
          </table:table-cell>
          <table:table-cell/>
          <table:table-cell table:formula="of:=[.G1]/[.I1]" office:value-type="float" office:value="0.44314170448815" calcext:value-type="float">
            <text:p>0,4431417045</text:p>
          </table:table-cell>
          <table:table-cell/>
          <table:table-cell table:formula="of:=[.K1]*[.F1]" office:value-type="float" office:value="1.7725668179526" calcext:value-type="float">
            <text:p>1,772566818</text:p>
          </table:table-cell>
          <table:table-cell/>
          <table:table-cell table:formula="of:=[.I1]/[.F1]" office:value-type="float" office:value="26.2612958072805" calcext:value-type="float">
            <text:p>26,2612958073</text:p>
          </table:table-cell>
          <table:table-cell/>
          <table:table-cell table:formula="of:=[.O1]/[.F1]" office:value-type="float" office:value="6.56532395182013" calcext:value-type="float">
            <text:p>6,5653239518</text:p>
          </table:table-cell>
          <table:table-cell/>
          <table:table-cell table:formula="of:=[.I1]-[.G1]" office:value-type="float" office:value="58.4952816846989" calcext:value-type="float">
            <text:p>58,4952816847</text:p>
          </table:table-cell>
          <table:table-cell/>
          <table:table-cell table:formula="of:=[.I1]/[.F1]" office:value-type="float" office:value="26.2612958072805" calcext:value-type="float">
            <text:p>26,2612958073</text:p>
          </table:table-cell>
          <table:table-cell/>
          <table:table-cell table:formula="of:=[.G1]/[.F1]" office:value-type="float" office:value="11.6374753861058" calcext:value-type="float">
            <text:p>11,6374753861</text:p>
          </table:table-cell>
          <table:table-cell/>
          <table:table-cell table:formula="of:=[.U1]+[.W1]" office:value-type="float" office:value="37.8987711933863" calcext:value-type="float">
            <text:p>37,8987711934</text:p>
          </table:table-cell>
          <table:table-cell table:formula="of:=[.Y1]/2" office:value-type="float" office:value="18.9493855966931" calcext:value-type="float">
            <text:p>18,9493855967</text:p>
          </table:table-cell>
          <table:table-cell/>
          <table:table-cell table:formula="of:=[.F1]" office:value-type="float" office:value="4" calcext:value-type="float">
            <text:p>4</text:p>
          </table:table-cell>
          <table:table-cell table:formula="of:=[.AB1]/[.Z1]" office:value-type="float" office:value="0.211088638182445" calcext:value-type="float">
            <text:p>0,2110886382</text:p>
          </table:table-cell>
        </table:table-row>
        <table:table-row table:style-name="ro1">
          <table:table-cell office:value-type="float" office:value="26.8808361941746" calcext:value-type="float">
            <text:p>26,8808361942</text:p>
          </table:table-cell>
          <table:table-cell office:value-type="float" office:value="11.8057726528469" calcext:value-type="float">
            <text:p>11,8057726528</text:p>
          </table:table-cell>
          <table:table-cell office:value-type="float" office:value="3.53695213081244" calcext:value-type="float">
            <text:p>3,5369521308</text:p>
          </table:table-cell>
          <table:table-cell office:value-type="float" office:value="33.6010452427182" calcext:value-type="float">
            <text:p>33,6010452427</text:p>
          </table:table-cell>
          <table:table-cell office:value-type="float" office:value="75.8246062205521" calcext:value-type="float">
            <text:p>75,8246062206</text:p>
          </table:table-cell>
          <table:table-cell office:value-type="float" office:value="7" calcext:value-type="float">
            <text:p>7</text:p>
          </table:table-cell>
          <table:table-cell office:value-type="float" office:value="33.6010452427182" calcext:value-type="float">
            <text:p>33,6010452427</text:p>
          </table:table-cell>
          <table:table-cell/>
          <table:table-cell office:value-type="float" office:value="75.8246062205521" calcext:value-type="float">
            <text:p>75,8246062206</text:p>
          </table:table-cell>
          <table:table-cell/>
          <table:table-cell table:formula="of:=[.G2]/[.I2]" office:value-type="float" office:value="0.44314170448815" calcext:value-type="float">
            <text:p>0,4431417045</text:p>
          </table:table-cell>
          <table:table-cell/>
          <table:table-cell table:formula="of:=[.K2]*[.F2]" office:value-type="float" office:value="3.10199193141705" calcext:value-type="float">
            <text:p>3,1019919314</text:p>
          </table:table-cell>
          <table:table-cell/>
          <table:table-cell table:formula="of:=[.I2]/[.F2]" office:value-type="float" office:value="10.832086602936" calcext:value-type="float">
            <text:p>10,8320866029</text:p>
          </table:table-cell>
          <table:table-cell/>
          <table:table-cell table:formula="of:=[.O2]/[.F2]" office:value-type="float" office:value="1.54744094327657" calcext:value-type="float">
            <text:p>1,5474409433</text:p>
          </table:table-cell>
          <table:table-cell/>
          <table:table-cell table:formula="of:=[.I2]-[.G2]" office:value-type="float" office:value="42.2235609778339" calcext:value-type="float">
            <text:p>42,2235609778</text:p>
          </table:table-cell>
          <table:table-cell/>
          <table:table-cell table:formula="of:=[.I2]/[.F2]" office:value-type="float" office:value="10.832086602936" calcext:value-type="float">
            <text:p>10,8320866029</text:p>
          </table:table-cell>
          <table:table-cell/>
          <table:table-cell table:formula="of:=[.G2]/[.F2]" office:value-type="float" office:value="4.80014932038831" calcext:value-type="float">
            <text:p>4,8001493204</text:p>
          </table:table-cell>
          <table:table-cell/>
          <table:table-cell table:formula="of:=[.U2]+[.W2]" office:value-type="float" office:value="15.6322359233243" calcext:value-type="float">
            <text:p>15,6322359233</text:p>
          </table:table-cell>
          <table:table-cell table:formula="of:=[.Y2]/2" office:value-type="float" office:value="7.81611796166216" calcext:value-type="float">
            <text:p>7,8161179617</text:p>
          </table:table-cell>
          <table:table-cell/>
          <table:table-cell table:formula="of:=[.F2]" office:value-type="float" office:value="7" calcext:value-type="float">
            <text:p>7</text:p>
          </table:table-cell>
          <table:table-cell table:formula="of:=[.AB2]/[.Z2]" office:value-type="float" office:value="0.895585255280793" calcext:value-type="float">
            <text:p>0,8955852553</text:p>
          </table:table-cell>
        </table:table-row>
        <table:table-row table:style-name="ro1">
          <table:table-cell office:value-type="float" office:value="4.95561876197438" calcext:value-type="float">
            <text:p>4,955618762</text:p>
          </table:table-cell>
          <table:table-cell office:value-type="float" office:value="2.17645418600226" calcext:value-type="float">
            <text:p>2,176454186</text:p>
          </table:table-cell>
          <table:table-cell office:value-type="float" office:value="0.652055100259787" calcext:value-type="float">
            <text:p>0,6520551003</text:p>
          </table:table-cell>
          <table:table-cell office:value-type="float" office:value="6.19452345246798" calcext:value-type="float">
            <text:p>6,1945234525</text:p>
          </table:table-cell>
          <table:table-cell office:value-type="float" office:value="13.9786515007044" calcext:value-type="float">
            <text:p>13,9786515007</text:p>
          </table:table-cell>
          <table:table-cell office:value-type="float" office:value="1" calcext:value-type="float">
            <text:p>1</text:p>
          </table:table-cell>
          <table:table-cell office:value-type="float" office:value="6.19452345246798" calcext:value-type="float">
            <text:p>6,1945234525</text:p>
          </table:table-cell>
          <table:table-cell/>
          <table:table-cell office:value-type="float" office:value="13.9786515007044" calcext:value-type="float">
            <text:p>13,9786515007</text:p>
          </table:table-cell>
          <table:table-cell/>
          <table:table-cell table:formula="of:=[.G3]/[.I3]" office:value-type="float" office:value="0.44314170448815" calcext:value-type="float">
            <text:p>0,4431417045</text:p>
          </table:table-cell>
          <table:table-cell/>
          <table:table-cell table:formula="of:=[.K3]*[.F3]" office:value-type="float" office:value="0.44314170448815" calcext:value-type="float">
            <text:p>0,4431417045</text:p>
          </table:table-cell>
          <table:table-cell/>
          <table:table-cell table:formula="of:=[.I3]/[.F3]" office:value-type="float" office:value="13.9786515007044" calcext:value-type="float">
            <text:p>13,9786515007</text:p>
          </table:table-cell>
          <table:table-cell/>
          <table:table-cell table:formula="of:=[.O3]/[.F3]" office:value-type="float" office:value="13.9786515007044" calcext:value-type="float">
            <text:p>13,9786515007</text:p>
          </table:table-cell>
          <table:table-cell/>
          <table:table-cell table:formula="of:=[.I3]-[.G3]" office:value-type="float" office:value="7.78412804823642" calcext:value-type="float">
            <text:p>7,7841280482</text:p>
          </table:table-cell>
          <table:table-cell/>
          <table:table-cell table:formula="of:=[.I3]/[.F3]" office:value-type="float" office:value="13.9786515007044" calcext:value-type="float">
            <text:p>13,9786515007</text:p>
          </table:table-cell>
          <table:table-cell/>
          <table:table-cell table:formula="of:=[.G3]/[.F3]" office:value-type="float" office:value="6.19452345246798" calcext:value-type="float">
            <text:p>6,1945234525</text:p>
          </table:table-cell>
          <table:table-cell/>
          <table:table-cell table:formula="of:=[.U3]+[.W3]" office:value-type="float" office:value="20.1731749531724" calcext:value-type="float">
            <text:p>20,1731749532</text:p>
          </table:table-cell>
          <table:table-cell table:formula="of:=[.Y3]/2" office:value-type="float" office:value="10.0865874765862" calcext:value-type="float">
            <text:p>10,0865874766</text:p>
          </table:table-cell>
          <table:table-cell/>
          <table:table-cell table:formula="of:=[.F3]" office:value-type="float" office:value="1" calcext:value-type="float">
            <text:p>1</text:p>
          </table:table-cell>
          <table:table-cell table:formula="of:=[.AB3]/[.Z3]" office:value-type="float" office:value="0.0991415582645054" calcext:value-type="float">
            <text:p>0,0991415583</text:p>
          </table:table-cell>
        </table:table-row>
        <table:table-row table:style-name="ro1">
          <table:table-cell office:value-type="float" office:value="18.805421995564" calcext:value-type="float">
            <text:p>18,8054219956</text:p>
          </table:table-cell>
          <table:table-cell office:value-type="float" office:value="8.2591380385923" calcext:value-type="float">
            <text:p>8,2591380386</text:p>
          </table:table-cell>
          <table:table-cell office:value-type="float" office:value="2.47439763099526" calcext:value-type="float">
            <text:p>2,474397631</text:p>
          </table:table-cell>
          <table:table-cell office:value-type="float" office:value="23.506777494455" calcext:value-type="float">
            <text:p>23,5067774945</text:p>
          </table:table-cell>
          <table:table-cell office:value-type="float" office:value="53.0457351596066" calcext:value-type="float">
            <text:p>53,0457351596</text:p>
          </table:table-cell>
          <table:table-cell office:value-type="float" office:value="8" calcext:value-type="float">
            <text:p>8</text:p>
          </table:table-cell>
          <table:table-cell office:value-type="float" office:value="23.506777494455" calcext:value-type="float">
            <text:p>23,5067774945</text:p>
          </table:table-cell>
          <table:table-cell/>
          <table:table-cell office:value-type="float" office:value="53.0457351596066" calcext:value-type="float">
            <text:p>53,0457351596</text:p>
          </table:table-cell>
          <table:table-cell/>
          <table:table-cell table:formula="of:=[.G4]/[.I4]" office:value-type="float" office:value="0.443141704488149" calcext:value-type="float">
            <text:p>0,4431417045</text:p>
          </table:table-cell>
          <table:table-cell/>
          <table:table-cell table:formula="of:=[.K4]*[.F4]" office:value-type="float" office:value="3.54513363590519" calcext:value-type="float">
            <text:p>3,5451336359</text:p>
          </table:table-cell>
          <table:table-cell/>
          <table:table-cell table:formula="of:=[.I4]/[.F4]" office:value-type="float" office:value="6.63071689495083" calcext:value-type="float">
            <text:p>6,630716895</text:p>
          </table:table-cell>
          <table:table-cell/>
          <table:table-cell table:formula="of:=[.O4]/[.F4]" office:value-type="float" office:value="0.828839611868853" calcext:value-type="float">
            <text:p>0,8288396119</text:p>
          </table:table-cell>
          <table:table-cell/>
          <table:table-cell table:formula="of:=[.I4]-[.G4]" office:value-type="float" office:value="29.5389576651516" calcext:value-type="float">
            <text:p>29,5389576652</text:p>
          </table:table-cell>
          <table:table-cell/>
          <table:table-cell table:formula="of:=[.I4]/[.F4]" office:value-type="float" office:value="6.63071689495083" calcext:value-type="float">
            <text:p>6,630716895</text:p>
          </table:table-cell>
          <table:table-cell/>
          <table:table-cell table:formula="of:=[.G4]/[.F4]" office:value-type="float" office:value="2.93834718680687" calcext:value-type="float">
            <text:p>2,9383471868</text:p>
          </table:table-cell>
          <table:table-cell/>
          <table:table-cell table:formula="of:=[.U4]+[.W4]" office:value-type="float" office:value="9.5690640817577" calcext:value-type="float">
            <text:p>9,5690640818</text:p>
          </table:table-cell>
          <table:table-cell table:formula="of:=[.Y4]/2" office:value-type="float" office:value="4.78453204087885" calcext:value-type="float">
            <text:p>4,7845320409</text:p>
          </table:table-cell>
          <table:table-cell/>
          <table:table-cell table:formula="of:=[.F4]" office:value-type="float" office:value="8" calcext:value-type="float">
            <text:p>8</text:p>
          </table:table-cell>
          <table:table-cell table:formula="of:=[.AB4]/[.Z4]" office:value-type="float" office:value="1.67205484917821" calcext:value-type="float">
            <text:p>1,6720548492</text:p>
          </table:table-cell>
        </table:table-row>
        <table:table-row table:style-name="ro1">
          <table:table-cell office:value-type="float" office:value="18.3541043162653" calcext:value-type="float">
            <text:p>18,3541043163</text:p>
          </table:table-cell>
          <table:table-cell office:value-type="float" office:value="8.06092419295435" calcext:value-type="float">
            <text:p>8,060924193</text:p>
          </table:table-cell>
          <table:table-cell office:value-type="float" office:value="2.41501372582438" calcext:value-type="float">
            <text:p>2,4150137258</text:p>
          </table:table-cell>
          <table:table-cell office:value-type="float" office:value="22.9426303953316" calcext:value-type="float">
            <text:p>22,9426303953</text:p>
          </table:table-cell>
          <table:table-cell office:value-type="float" office:value="51.7726726303756" calcext:value-type="float">
            <text:p>51,7726726304</text:p>
          </table:table-cell>
          <table:table-cell office:value-type="float" office:value="3" calcext:value-type="float">
            <text:p>3</text:p>
          </table:table-cell>
          <table:table-cell office:value-type="float" office:value="22.9426303953316" calcext:value-type="float">
            <text:p>22,9426303953</text:p>
          </table:table-cell>
          <table:table-cell/>
          <table:table-cell office:value-type="float" office:value="51.7726726303756" calcext:value-type="float">
            <text:p>51,7726726304</text:p>
          </table:table-cell>
          <table:table-cell/>
          <table:table-cell table:formula="of:=[.G5]/[.I5]" office:value-type="float" office:value="0.443141704488149" calcext:value-type="float">
            <text:p>0,4431417045</text:p>
          </table:table-cell>
          <table:table-cell/>
          <table:table-cell table:formula="of:=[.K5]*[.F5]" office:value-type="float" office:value="1.32942511346445" calcext:value-type="float">
            <text:p>1,3294251135</text:p>
          </table:table-cell>
          <table:table-cell/>
          <table:table-cell table:formula="of:=[.I5]/[.F5]" office:value-type="float" office:value="17.2575575434585" calcext:value-type="float">
            <text:p>17,2575575435</text:p>
          </table:table-cell>
          <table:table-cell/>
          <table:table-cell table:formula="of:=[.O5]/[.F5]" office:value-type="float" office:value="5.75251918115285" calcext:value-type="float">
            <text:p>5,7525191812</text:p>
          </table:table-cell>
          <table:table-cell/>
          <table:table-cell table:formula="of:=[.I5]-[.G5]" office:value-type="float" office:value="28.830042235044" calcext:value-type="float">
            <text:p>28,830042235</text:p>
          </table:table-cell>
          <table:table-cell/>
          <table:table-cell table:formula="of:=[.I5]/[.F5]" office:value-type="float" office:value="17.2575575434585" calcext:value-type="float">
            <text:p>17,2575575435</text:p>
          </table:table-cell>
          <table:table-cell/>
          <table:table-cell table:formula="of:=[.G5]/[.F5]" office:value-type="float" office:value="7.64754346511053" calcext:value-type="float">
            <text:p>7,6475434651</text:p>
          </table:table-cell>
          <table:table-cell/>
          <table:table-cell table:formula="of:=[.U5]+[.W5]" office:value-type="float" office:value="24.9051010085691" calcext:value-type="float">
            <text:p>24,9051010086</text:p>
          </table:table-cell>
          <table:table-cell table:formula="of:=[.Y5]/2" office:value-type="float" office:value="12.4525505042845" calcext:value-type="float">
            <text:p>12,4525505043</text:p>
          </table:table-cell>
          <table:table-cell/>
          <table:table-cell table:formula="of:=[.F5]" office:value-type="float" office:value="3" calcext:value-type="float">
            <text:p>3</text:p>
          </table:table-cell>
          <table:table-cell table:formula="of:=[.AB5]/[.Z5]" office:value-type="float" office:value="0.240914501729408" calcext:value-type="float">
            <text:p>0,2409145017</text:p>
          </table:table-cell>
        </table:table-row>
        <table:table-row table:style-name="ro1">
          <table:table-cell office:value-type="float" office:value="28.4795394612759" calcext:value-type="float">
            <text:p>28,4795394613</text:p>
          </table:table-cell>
          <table:table-cell office:value-type="float" office:value="12.5079058444793" calcext:value-type="float">
            <text:p>12,5079058445</text:p>
          </table:table-cell>
          <table:table-cell office:value-type="float" office:value="3.74730782385209" calcext:value-type="float">
            <text:p>3,7473078239</text:p>
          </table:table-cell>
          <table:table-cell office:value-type="float" office:value="35.5994243265949" calcext:value-type="float">
            <text:p>35,5994243266</text:p>
          </table:table-cell>
          <table:table-cell office:value-type="float" office:value="80.3341774562022" calcext:value-type="float">
            <text:p>80,3341774562</text:p>
          </table:table-cell>
          <table:table-cell office:value-type="float" office:value="3" calcext:value-type="float">
            <text:p>3</text:p>
          </table:table-cell>
          <table:table-cell office:value-type="float" office:value="35.5994243265949" calcext:value-type="float">
            <text:p>35,5994243266</text:p>
          </table:table-cell>
          <table:table-cell/>
          <table:table-cell office:value-type="float" office:value="80.3341774562022" calcext:value-type="float">
            <text:p>80,3341774562</text:p>
          </table:table-cell>
          <table:table-cell/>
          <table:table-cell table:formula="of:=[.G6]/[.I6]" office:value-type="float" office:value="0.443141704488149" calcext:value-type="float">
            <text:p>0,4431417045</text:p>
          </table:table-cell>
          <table:table-cell/>
          <table:table-cell table:formula="of:=[.K6]*[.F6]" office:value-type="float" office:value="1.32942511346445" calcext:value-type="float">
            <text:p>1,3294251135</text:p>
          </table:table-cell>
          <table:table-cell/>
          <table:table-cell table:formula="of:=[.I6]/[.F6]" office:value-type="float" office:value="26.7780591520674" calcext:value-type="float">
            <text:p>26,7780591521</text:p>
          </table:table-cell>
          <table:table-cell/>
          <table:table-cell table:formula="of:=[.O6]/[.F6]" office:value-type="float" office:value="8.9260197173558" calcext:value-type="float">
            <text:p>8,9260197174</text:p>
          </table:table-cell>
          <table:table-cell/>
          <table:table-cell table:formula="of:=[.I6]-[.G6]" office:value-type="float" office:value="44.7347531296073" calcext:value-type="float">
            <text:p>44,7347531296</text:p>
          </table:table-cell>
          <table:table-cell/>
          <table:table-cell table:formula="of:=[.I6]/[.F6]" office:value-type="float" office:value="26.7780591520674" calcext:value-type="float">
            <text:p>26,7780591521</text:p>
          </table:table-cell>
          <table:table-cell/>
          <table:table-cell table:formula="of:=[.G6]/[.F6]" office:value-type="float" office:value="11.8664747755316" calcext:value-type="float">
            <text:p>11,8664747755</text:p>
          </table:table-cell>
          <table:table-cell/>
          <table:table-cell table:formula="of:=[.U6]+[.W6]" office:value-type="float" office:value="38.644533927599" calcext:value-type="float">
            <text:p>38,6445339276</text:p>
          </table:table-cell>
          <table:table-cell table:formula="of:=[.Y6]/2" office:value-type="float" office:value="19.3222669637995" calcext:value-type="float">
            <text:p>19,3222669638</text:p>
          </table:table-cell>
          <table:table-cell/>
          <table:table-cell table:formula="of:=[.F6]" office:value-type="float" office:value="3" calcext:value-type="float">
            <text:p>3</text:p>
          </table:table-cell>
          <table:table-cell table:formula="of:=[.AB6]/[.Z6]" office:value-type="float" office:value="0.155261285108033" calcext:value-type="float">
            <text:p>0,1552612851</text:p>
          </table:table-cell>
        </table:table-row>
        <table:table-row table:style-name="ro1">
          <table:table-cell office:value-type="float" office:value="17.2326242862558" calcext:value-type="float">
            <text:p>17,2326242863</text:p>
          </table:table-cell>
          <table:table-cell office:value-type="float" office:value="7.5683822878826" calcext:value-type="float">
            <text:p>7,5683822879</text:p>
          </table:table-cell>
          <table:table-cell office:value-type="float" office:value="2.26745056398102" calcext:value-type="float">
            <text:p>2,267450564</text:p>
          </table:table-cell>
          <table:table-cell office:value-type="float" office:value="21.5407803578197" calcext:value-type="float">
            <text:p>21,5407803578</text:p>
          </table:table-cell>
          <table:table-cell office:value-type="float" office:value="48.6092374959391" calcext:value-type="float">
            <text:p>48,6092374959</text:p>
          </table:table-cell>
          <table:table-cell office:value-type="float" office:value="1" calcext:value-type="float">
            <text:p>1</text:p>
          </table:table-cell>
          <table:table-cell office:value-type="float" office:value="21.5407803578197" calcext:value-type="float">
            <text:p>21,5407803578</text:p>
          </table:table-cell>
          <table:table-cell/>
          <table:table-cell office:value-type="float" office:value="48.6092374959391" calcext:value-type="float">
            <text:p>48,6092374959</text:p>
          </table:table-cell>
          <table:table-cell/>
          <table:table-cell table:formula="of:=[.G7]/[.I7]" office:value-type="float" office:value="0.443141704488149" calcext:value-type="float">
            <text:p>0,4431417045</text:p>
          </table:table-cell>
          <table:table-cell/>
          <table:table-cell table:formula="of:=[.K7]*[.F7]" office:value-type="float" office:value="0.443141704488149" calcext:value-type="float">
            <text:p>0,4431417045</text:p>
          </table:table-cell>
          <table:table-cell/>
          <table:table-cell table:formula="of:=[.I7]/[.F7]" office:value-type="float" office:value="48.6092374959391" calcext:value-type="float">
            <text:p>48,6092374959</text:p>
          </table:table-cell>
          <table:table-cell/>
          <table:table-cell table:formula="of:=[.O7]/[.F7]" office:value-type="float" office:value="48.6092374959391" calcext:value-type="float">
            <text:p>48,6092374959</text:p>
          </table:table-cell>
          <table:table-cell/>
          <table:table-cell table:formula="of:=[.I7]-[.G7]" office:value-type="float" office:value="27.0684571381194" calcext:value-type="float">
            <text:p>27,0684571381</text:p>
          </table:table-cell>
          <table:table-cell/>
          <table:table-cell table:formula="of:=[.I7]/[.F7]" office:value-type="float" office:value="48.6092374959391" calcext:value-type="float">
            <text:p>48,6092374959</text:p>
          </table:table-cell>
          <table:table-cell/>
          <table:table-cell table:formula="of:=[.G7]/[.F7]" office:value-type="float" office:value="21.5407803578197" calcext:value-type="float">
            <text:p>21,5407803578</text:p>
          </table:table-cell>
          <table:table-cell/>
          <table:table-cell table:formula="of:=[.U7]+[.W7]" office:value-type="float" office:value="70.1500178537588" calcext:value-type="float">
            <text:p>70,1500178538</text:p>
          </table:table-cell>
          <table:table-cell table:formula="of:=[.Y7]/2" office:value-type="float" office:value="35.0750089268794" calcext:value-type="float">
            <text:p>35,0750089269</text:p>
          </table:table-cell>
          <table:table-cell/>
          <table:table-cell table:formula="of:=[.F7]" office:value-type="float" office:value="1" calcext:value-type="float">
            <text:p>1</text:p>
          </table:table-cell>
          <table:table-cell table:formula="of:=[.AB7]/[.Z7]" office:value-type="float" office:value="0.0285103277403205" calcext:value-type="float">
            <text:p>0,0285103277</text:p>
          </table:table-cell>
        </table:table-row>
        <table:table-row table:style-name="ro1">
          <table:table-cell office:value-type="float" office:value="31.6524612745753" calcext:value-type="float">
            <text:p>31,6524612746</text:p>
          </table:table-cell>
          <table:table-cell office:value-type="float" office:value="13.9014188030229" calcext:value-type="float">
            <text:p>13,901418803</text:p>
          </table:table-cell>
          <table:table-cell office:value-type="float" office:value="4.16479753612833" calcext:value-type="float">
            <text:p>4,1647975361</text:p>
          </table:table-cell>
          <table:table-cell office:value-type="float" office:value="39.5655765932191" calcext:value-type="float">
            <text:p>39,5655765932</text:p>
          </table:table-cell>
          <table:table-cell office:value-type="float" office:value="89.2842542069456" calcext:value-type="float">
            <text:p>89,2842542069</text:p>
          </table:table-cell>
          <table:table-cell office:value-type="float" office:value="7" calcext:value-type="float">
            <text:p>7</text:p>
          </table:table-cell>
          <table:table-cell office:value-type="float" office:value="39.5655765932191" calcext:value-type="float">
            <text:p>39,5655765932</text:p>
          </table:table-cell>
          <table:table-cell/>
          <table:table-cell office:value-type="float" office:value="89.2842542069456" calcext:value-type="float">
            <text:p>89,2842542069</text:p>
          </table:table-cell>
          <table:table-cell/>
          <table:table-cell table:formula="of:=[.G8]/[.I8]" office:value-type="float" office:value="0.443141704488149" calcext:value-type="float">
            <text:p>0,4431417045</text:p>
          </table:table-cell>
          <table:table-cell/>
          <table:table-cell table:formula="of:=[.K8]*[.F8]" office:value-type="float" office:value="3.10199193141705" calcext:value-type="float">
            <text:p>3,1019919314</text:p>
          </table:table-cell>
          <table:table-cell/>
          <table:table-cell table:formula="of:=[.I8]/[.F8]" office:value-type="float" office:value="12.7548934581351" calcext:value-type="float">
            <text:p>12,7548934581</text:p>
          </table:table-cell>
          <table:table-cell/>
          <table:table-cell table:formula="of:=[.O8]/[.F8]" office:value-type="float" office:value="1.82212763687644" calcext:value-type="float">
            <text:p>1,8221276369</text:p>
          </table:table-cell>
          <table:table-cell/>
          <table:table-cell table:formula="of:=[.I8]-[.G8]" office:value-type="float" office:value="49.7186776137265" calcext:value-type="float">
            <text:p>49,7186776137</text:p>
          </table:table-cell>
          <table:table-cell/>
          <table:table-cell table:formula="of:=[.I8]/[.F8]" office:value-type="float" office:value="12.7548934581351" calcext:value-type="float">
            <text:p>12,7548934581</text:p>
          </table:table-cell>
          <table:table-cell/>
          <table:table-cell table:formula="of:=[.G8]/[.F8]" office:value-type="float" office:value="5.65222522760273" calcext:value-type="float">
            <text:p>5,6522252276</text:p>
          </table:table-cell>
          <table:table-cell/>
          <table:table-cell table:formula="of:=[.U8]+[.W8]" office:value-type="float" office:value="18.4071186857378" calcext:value-type="float">
            <text:p>18,4071186857</text:p>
          </table:table-cell>
          <table:table-cell table:formula="of:=[.Y8]/2" office:value-type="float" office:value="9.20355934286891" calcext:value-type="float">
            <text:p>9,2035593429</text:p>
          </table:table-cell>
          <table:table-cell/>
          <table:table-cell table:formula="of:=[.F8]" office:value-type="float" office:value="7" calcext:value-type="float">
            <text:p>7</text:p>
          </table:table-cell>
          <table:table-cell table:formula="of:=[.AB8]/[.Z8]" office:value-type="float" office:value="0.760575309966761" calcext:value-type="float">
            <text:p>0,76057531</text:p>
          </table:table-cell>
        </table:table-row>
        <table:table-row table:style-name="ro1">
          <table:table-cell office:value-type="float" office:value="59.8433744232646" calcext:value-type="float">
            <text:p>59,8433744233</text:p>
          </table:table-cell>
          <table:table-cell office:value-type="float" office:value="26.2825630912987" calcext:value-type="float">
            <text:p>26,2825630913</text:p>
          </table:table-cell>
          <table:table-cell office:value-type="float" office:value="7.87412821358745" calcext:value-type="float">
            <text:p>7,8741282136</text:p>
          </table:table-cell>
          <table:table-cell office:value-type="float" office:value="74.8042180290808" calcext:value-type="float">
            <text:p>74,8042180291</text:p>
          </table:table-cell>
          <table:table-cell office:value-type="float" office:value="168.804283757232" calcext:value-type="float">
            <text:p>168,8042837572</text:p>
          </table:table-cell>
          <table:table-cell office:value-type="float" office:value="9" calcext:value-type="float">
            <text:p>9</text:p>
          </table:table-cell>
          <table:table-cell office:value-type="float" office:value="74.8042180290808" calcext:value-type="float">
            <text:p>74,8042180291</text:p>
          </table:table-cell>
          <table:table-cell/>
          <table:table-cell office:value-type="float" office:value="168.804283757232" calcext:value-type="float">
            <text:p>168,8042837572</text:p>
          </table:table-cell>
          <table:table-cell/>
          <table:table-cell table:formula="of:=[.G9]/[.I9]" office:value-type="float" office:value="0.443141704488148" calcext:value-type="float">
            <text:p>0,4431417045</text:p>
          </table:table-cell>
          <table:table-cell/>
          <table:table-cell table:formula="of:=[.K9]*[.F9]" office:value-type="float" office:value="3.98827534039333" calcext:value-type="float">
            <text:p>3,9882753404</text:p>
          </table:table-cell>
          <table:table-cell/>
          <table:table-cell table:formula="of:=[.I9]/[.F9]" office:value-type="float" office:value="18.7560315285813" calcext:value-type="float">
            <text:p>18,7560315286</text:p>
          </table:table-cell>
          <table:table-cell/>
          <table:table-cell table:formula="of:=[.O9]/[.F9]" office:value-type="float" office:value="2.0840035031757" calcext:value-type="float">
            <text:p>2,0840035032</text:p>
          </table:table-cell>
          <table:table-cell/>
          <table:table-cell table:formula="of:=[.I9]-[.G9]" office:value-type="float" office:value="94.0000657281512" calcext:value-type="float">
            <text:p>94,0000657282</text:p>
          </table:table-cell>
          <table:table-cell/>
          <table:table-cell table:formula="of:=[.I9]/[.F9]" office:value-type="float" office:value="18.7560315285813" calcext:value-type="float">
            <text:p>18,7560315286</text:p>
          </table:table-cell>
          <table:table-cell/>
          <table:table-cell table:formula="of:=[.G9]/[.F9]" office:value-type="float" office:value="8.31157978100898" calcext:value-type="float">
            <text:p>8,311579781</text:p>
          </table:table-cell>
          <table:table-cell/>
          <table:table-cell table:formula="of:=[.U9]+[.W9]" office:value-type="float" office:value="27.0676113095903" calcext:value-type="float">
            <text:p>27,0676113096</text:p>
          </table:table-cell>
          <table:table-cell table:formula="of:=[.Y9]/2" office:value-type="float" office:value="13.5338056547952" calcext:value-type="float">
            <text:p>13,5338056548</text:p>
          </table:table-cell>
          <table:table-cell/>
          <table:table-cell table:formula="of:=[.F9]" office:value-type="float" office:value="9" calcext:value-type="float">
            <text:p>9</text:p>
          </table:table-cell>
          <table:table-cell table:formula="of:=[.AB9]/[.Z9]" office:value-type="float" office:value="0.66500142159284" calcext:value-type="float">
            <text:p>0,6650014216</text:p>
          </table:table-cell>
        </table:table-row>
        <table:table-row table:style-name="ro1" table:number-rows-repeated="9">
          <table:table-cell table:number-columns-repeated="2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5.759" calcext:value-type="float">
            <text:p>45,759</text:p>
          </table:table-cell>
          <table:table-cell office:value-type="float" office:value="5.9487054012" calcext:value-type="float">
            <text:p>5,9487054012</text:p>
          </table:table-cell>
          <table:table-cell office:value-type="float" office:value="11.4398180793" calcext:value-type="float">
            <text:p>11,4398180793</text:p>
          </table:table-cell>
          <table:table-cell office:value-type="float" office:value="2.2879636159" calcext:value-type="float">
            <text:p>2,2879636159</text:p>
          </table:table-cell>
          <table:table-cell office:value-type="float" office:value="1.3727781695" calcext:value-type="float">
            <text:p>1,3727781695</text:p>
          </table:table-cell>
          <table:table-cell/>
          <table:table-cell table:formula="of:=SUM([.G19:.J19])" office:value-type="float" office:value="21.0492652659" calcext:value-type="float">
            <text:p>21,0492652659</text:p>
          </table:table-cell>
          <table:table-cell/>
          <table:table-cell table:formula="of:=([.L19]/[.F19])" office:value-type="float" office:value="0.460002737513932" calcext:value-type="float">
            <text:p>0,460002737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1.253" calcext:value-type="float">
            <text:p>31,253</text:p>
          </table:table-cell>
          <table:table-cell office:value-type="float" office:value="4.0629090024" calcext:value-type="float">
            <text:p>4,0629090024</text:p>
          </table:table-cell>
          <table:table-cell office:value-type="float" office:value="7.8132865431" calcext:value-type="float">
            <text:p>7,8132865431</text:p>
          </table:table-cell>
          <table:table-cell office:value-type="float" office:value="1.5626573086" calcext:value-type="float">
            <text:p>1,5626573086</text:p>
          </table:table-cell>
          <table:table-cell office:value-type="float" office:value="0.9375943852" calcext:value-type="float">
            <text:p>0,9375943852</text:p>
          </table:table-cell>
          <table:table-cell/>
          <table:table-cell table:formula="of:=SUM([.G20:.J20])" office:value-type="float" office:value="14.3764472393" calcext:value-type="float">
            <text:p>14,3764472393</text:p>
          </table:table-cell>
          <table:table-cell/>
          <table:table-cell table:formula="of:=([.L20]/[.F20])" office:value-type="float" office:value="0.460002151451061" calcext:value-type="float">
            <text:p>0,460002151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.835" calcext:value-type="float">
            <text:p>7,835</text:p>
          </table:table-cell>
          <table:table-cell office:value-type="float" office:value="1.018534878" calcext:value-type="float">
            <text:p>1,018534878</text:p>
          </table:table-cell>
          <table:table-cell office:value-type="float" office:value="1.9587209192" calcext:value-type="float">
            <text:p>1,9587209192</text:p>
          </table:table-cell>
          <table:table-cell office:value-type="float" office:value="0.3917441838" calcext:value-type="float">
            <text:p>0,3917441838</text:p>
          </table:table-cell>
          <table:table-cell office:value-type="float" office:value="0.2350465103" calcext:value-type="float">
            <text:p>0,2350465103</text:p>
          </table:table-cell>
          <table:table-cell/>
          <table:table-cell table:formula="of:=SUM([.G21:.J21])" office:value-type="float" office:value="3.6040464913" calcext:value-type="float">
            <text:p>3,6040464913</text:p>
          </table:table-cell>
          <table:table-cell/>
          <table:table-cell table:formula="of:=([.L21]/[.F21])" office:value-type="float" office:value="0.459993170555201" calcext:value-type="float">
            <text:p>0,459993170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6.968" calcext:value-type="float">
            <text:p>26,968</text:p>
          </table:table-cell>
          <table:table-cell office:value-type="float" office:value="3.5058816153" calcext:value-type="float">
            <text:p>3,5058816153</text:p>
          </table:table-cell>
          <table:table-cell office:value-type="float" office:value="6.7420800294" calcext:value-type="float">
            <text:p>6,7420800294</text:p>
          </table:table-cell>
          <table:table-cell office:value-type="float" office:value="1.3484160059" calcext:value-type="float">
            <text:p>1,3484160059</text:p>
          </table:table-cell>
          <table:table-cell office:value-type="float" office:value="0.8090496035" calcext:value-type="float">
            <text:p>0,8090496035</text:p>
          </table:table-cell>
          <table:table-cell/>
          <table:table-cell table:formula="of:=SUM([.G22:.J22])" office:value-type="float" office:value="12.4054272541" calcext:value-type="float">
            <text:p>12,4054272541</text:p>
          </table:table-cell>
          <table:table-cell/>
          <table:table-cell table:formula="of:=([.L22]/[.F22])" office:value-type="float" office:value="0.460005460327054" calcext:value-type="float">
            <text:p>0,460005460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.386" calcext:value-type="float">
            <text:p>25,386</text:p>
          </table:table-cell>
          <table:table-cell office:value-type="float" office:value="3.3001333264" calcext:value-type="float">
            <text:p>3,3001333264</text:p>
          </table:table-cell>
          <table:table-cell office:value-type="float" office:value="6.346410243" calcext:value-type="float">
            <text:p>6,346410243</text:p>
          </table:table-cell>
          <table:table-cell office:value-type="float" office:value="1.2692820486" calcext:value-type="float">
            <text:p>1,2692820486</text:p>
          </table:table-cell>
          <table:table-cell office:value-type="float" office:value="0.7615692292" calcext:value-type="float">
            <text:p>0,7615692292</text:p>
          </table:table-cell>
          <table:table-cell/>
          <table:table-cell table:formula="of:=SUM([.G23:.J23])" office:value-type="float" office:value="11.6773948472" calcext:value-type="float">
            <text:p>11,6773948472</text:p>
          </table:table-cell>
          <table:table-cell/>
          <table:table-cell table:formula="of:=([.L23]/[.F23])" office:value-type="float" office:value="0.45999349433546" calcext:value-type="float">
            <text:p>0,459993494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9.118" calcext:value-type="float">
            <text:p>39,118</text:p>
          </table:table-cell>
          <table:table-cell office:value-type="float" office:value="5.0853438871" calcext:value-type="float">
            <text:p>5,0853438871</text:p>
          </table:table-cell>
          <table:table-cell office:value-type="float" office:value="9.7795074752" calcext:value-type="float">
            <text:p>9,7795074752</text:p>
          </table:table-cell>
          <table:table-cell office:value-type="float" office:value="1.955901495" calcext:value-type="float">
            <text:p>1,955901495</text:p>
          </table:table-cell>
          <table:table-cell office:value-type="float" office:value="1.173540897" calcext:value-type="float">
            <text:p>1,173540897</text:p>
          </table:table-cell>
          <table:table-cell/>
          <table:table-cell table:formula="of:=SUM([.G24:.J24])" office:value-type="float" office:value="17.9942937543" calcext:value-type="float">
            <text:p>17,9942937543</text:p>
          </table:table-cell>
          <table:table-cell/>
          <table:table-cell table:formula="of:=([.L24]/[.F24])" office:value-type="float" office:value="0.460000351610512" calcext:value-type="float">
            <text:p>0,460000351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8.836" calcext:value-type="float">
            <text:p>18,836</text:p>
          </table:table-cell>
          <table:table-cell office:value-type="float" office:value="2.4487374488" calcext:value-type="float">
            <text:p>2,4487374488</text:p>
          </table:table-cell>
          <table:table-cell office:value-type="float" office:value="4.7091104785" calcext:value-type="float">
            <text:p>4,7091104785</text:p>
          </table:table-cell>
          <table:table-cell office:value-type="float" office:value="0.9418220957" calcext:value-type="float">
            <text:p>0,9418220957</text:p>
          </table:table-cell>
          <table:table-cell office:value-type="float" office:value="0.5650932574" calcext:value-type="float">
            <text:p>0,5650932574</text:p>
          </table:table-cell>
          <table:table-cell/>
          <table:table-cell table:formula="of:=SUM([.G25:.J25])" office:value-type="float" office:value="8.6647632804" calcext:value-type="float">
            <text:p>8,6647632804</text:p>
          </table:table-cell>
          <table:table-cell/>
          <table:table-cell table:formula="of:=([.L25]/[.F25])" office:value-type="float" office:value="0.46001079212147" calcext:value-type="float">
            <text:p>0,460010792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1.36" calcext:value-type="float">
            <text:p>41,36</text:p>
          </table:table-cell>
          <table:table-cell office:value-type="float" office:value="5.3767942242" calcext:value-type="float">
            <text:p>5,3767942242</text:p>
          </table:table-cell>
          <table:table-cell office:value-type="float" office:value="10.3399888926" calcext:value-type="float">
            <text:p>10,3399888926</text:p>
          </table:table-cell>
          <table:table-cell office:value-type="float" office:value="2.0679977785" calcext:value-type="float">
            <text:p>2,0679977785</text:p>
          </table:table-cell>
          <table:table-cell office:value-type="float" office:value="1.2407986671" calcext:value-type="float">
            <text:p>1,2407986671</text:p>
          </table:table-cell>
          <table:table-cell/>
          <table:table-cell table:formula="of:=SUM([.G26:.J26])" office:value-type="float" office:value="19.0255795624" calcext:value-type="float">
            <text:p>19,0255795624</text:p>
          </table:table-cell>
          <table:table-cell/>
          <table:table-cell table:formula="of:=([.L26]/[.F26])" office:value-type="float" office:value="0.459999505860735" calcext:value-type="float">
            <text:p>0,459999505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3.321" calcext:value-type="float">
            <text:p>73,321</text:p>
          </table:table-cell>
          <table:table-cell office:value-type="float" office:value="9.5317730466" calcext:value-type="float">
            <text:p>9,5317730466</text:p>
          </table:table-cell>
          <table:table-cell office:value-type="float" office:value="18.330332782" calcext:value-type="float">
            <text:p>18,330332782</text:p>
          </table:table-cell>
          <table:table-cell office:value-type="float" office:value="3.6660665564" calcext:value-type="float">
            <text:p>3,6660665564</text:p>
          </table:table-cell>
          <table:table-cell office:value-type="float" office:value="2.1996399338" calcext:value-type="float">
            <text:p>2,1996399338</text:p>
          </table:table-cell>
          <table:table-cell/>
          <table:table-cell table:formula="of:=SUM([.G27:.J27])" office:value-type="float" office:value="33.7278123188" calcext:value-type="float">
            <text:p>33,7278123188</text:p>
          </table:table-cell>
          <table:table-cell/>
          <table:table-cell table:formula="of:=([.L27]/[.F27])" office:value-type="float" office:value="0.46000207742393" calcext:value-type="float">
            <text:p>0,4600020774</text:p>
          </table:table-cell>
          <table:table-cell table:number-columns-repeated="1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formula="of:=[.F19]/[.E19]" office:value-type="float" office:value="9.1518" calcext:value-type="float">
            <text:p>9,1518</text:p>
          </table:table-cell>
          <table:table-cell/>
          <table:table-cell office:value-type="float" office:value="2.3000136876" calcext:value-type="float">
            <text:p>2,3000136876</text:p>
          </table:table-cell>
          <table:table-cell/>
          <table:table-cell table:formula="of:=[.I30]/[.G30]" office:value-type="float" office:value="0.251318176489871" calcext:value-type="float">
            <text:p>0,2513181765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0]/[.E20]" office:value-type="float" office:value="4.46471428571429" calcext:value-type="float">
            <text:p>4,4647142857</text:p>
          </table:table-cell>
          <table:table-cell/>
          <table:table-cell office:value-type="float" office:value="3.2200150602" calcext:value-type="float">
            <text:p>3,2200150602</text:p>
          </table:table-cell>
          <table:table-cell/>
          <table:table-cell table:formula="of:=[.I31]/[.G31]" office:value-type="float" office:value="0.721214136927655" calcext:value-type="float">
            <text:p>0,7212141369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1]/[.E21]" office:value-type="float" office:value="7.835" calcext:value-type="float">
            <text:p>7,835</text:p>
          </table:table-cell>
          <table:table-cell/>
          <table:table-cell office:value-type="float" office:value="0.4599931706" calcext:value-type="float">
            <text:p>0,4599931706</text:p>
          </table:table-cell>
          <table:table-cell/>
          <table:table-cell table:formula="of:=[.I32]/[.G32]" office:value-type="float" office:value="0.0587100409189534" calcext:value-type="float">
            <text:p>0,0587100409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2]/[.E22]" office:value-type="float" office:value="3.371" calcext:value-type="float">
            <text:p>3,371</text:p>
          </table:table-cell>
          <table:table-cell/>
          <table:table-cell office:value-type="float" office:value="3.6800436826" calcext:value-type="float">
            <text:p>3,6800436826</text:p>
          </table:table-cell>
          <table:table-cell/>
          <table:table-cell table:formula="of:=[.I33]/[.G33]" office:value-type="float" office:value="1.09167715295165" calcext:value-type="float">
            <text:p>1,091677153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3]/[.E23]" office:value-type="float" office:value="8.462" calcext:value-type="float">
            <text:p>8,462</text:p>
          </table:table-cell>
          <table:table-cell/>
          <table:table-cell office:value-type="float" office:value="1.379980483" calcext:value-type="float">
            <text:p>1,379980483</text:p>
          </table:table-cell>
          <table:table-cell/>
          <table:table-cell table:formula="of:=[.I34]/[.G34]" office:value-type="float" office:value="0.163079707279603" calcext:value-type="float">
            <text:p>0,1630797073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4]/[.E24]" office:value-type="float" office:value="13.0393333333333" calcext:value-type="float">
            <text:p>13,0393333333</text:p>
          </table:table-cell>
          <table:table-cell/>
          <table:table-cell office:value-type="float" office:value="1.3800010548" calcext:value-type="float">
            <text:p>1,3800010548</text:p>
          </table:table-cell>
          <table:table-cell/>
          <table:table-cell table:formula="of:=[.I35]/[.G35]" office:value-type="float" office:value="0.105833712469963" calcext:value-type="float">
            <text:p>0,1058337125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5]/[.E25]" office:value-type="float" office:value="18.836" calcext:value-type="float">
            <text:p>18,836</text:p>
          </table:table-cell>
          <table:table-cell/>
          <table:table-cell office:value-type="float" office:value="0.4600107921" calcext:value-type="float">
            <text:p>0,4600107921</text:p>
          </table:table-cell>
          <table:table-cell/>
          <table:table-cell table:formula="of:=[.I36]/[.G36]" office:value-type="float" office:value="0.024421893825653" calcext:value-type="float">
            <text:p>0,0244218938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6]/[.E26]" office:value-type="float" office:value="6.89333333333333" calcext:value-type="float">
            <text:p>6,8933333333</text:p>
          </table:table-cell>
          <table:table-cell/>
          <table:table-cell office:value-type="float" office:value="2.7599970352" calcext:value-type="float">
            <text:p>2,7599970352</text:p>
          </table:table-cell>
          <table:table-cell/>
          <table:table-cell table:formula="of:=[.I37]/[.G37]" office:value-type="float" office:value="0.400386417098646" calcext:value-type="float">
            <text:p>0,4003864171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F27]/[.E27]" office:value-type="float" office:value="8.14677777777778" calcext:value-type="float">
            <text:p>8,1467777778</text:p>
          </table:table-cell>
          <table:table-cell/>
          <table:table-cell office:value-type="float" office:value="4.1400186968" calcext:value-type="float">
            <text:p>4,1400186968</text:p>
          </table:table-cell>
          <table:table-cell/>
          <table:table-cell table:formula="of:=[.I38]/[.G38]" office:value-type="float" office:value="0.508178670110882" calcext:value-type="float">
            <text:p>0,508178670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8:33:14.858000000</meta:creation-date>
    <dc:date>2016-06-15T17:07:59.415000000</dc:date>
    <meta:editing-duration>PT23M59S</meta:editing-duration>
    <meta:editing-cycles>2</meta:editing-cycles>
    <meta:generator>LibreOffice/5.0.5.2$Windows_x86 LibreOffice_project/55b006a02d247b5f7215fc6ea0fde844b30035b3</meta:generator>
    <meta:document-statistic meta:table-count="2" meta:cell-count="1695" meta:object-count="0"/>
  </office:meta>
</office:document-meta>
</file>